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Text_20_body" style:list-style-name="List_20_3"/>
    <style:style style:name="T1" style:family="text">
      <style:text-properties fo:font-style="normal" style:font-style-asian="normal" style:font-style-complex="normal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"><text:a xlink:type="simple" xlink:href="#1.Übung: Funktionen|outline" text:style-name="Internet_20_link" text:visited-style-name="Internet_20_link">1. </text:a>Übung: Funktionen<text:tab/>1</text:p>
          <text:p text:style-name="P2"><text:a xlink:type="simple" xlink:href="#1.1.Ziele|outline" text:style-name="Internet_20_link" text:visited-style-name="Internet_20_link">1.1. </text:a>Ziele<text:tab/>1</text:p>
          <text:p text:style-name="P2"><text:a xlink:type="simple" xlink:href="#1.2.Aufgabe: FKTNimm.java|outline" text:style-name="Internet_20_link" text:visited-style-name="Internet_20_link">1.2. </text:a>Aufgabe: FKTNimm.java<text:tab/>1</text:p>
          <text:p text:style-name="P2"><text:a xlink:type="simple" xlink:href="#1.3.Aufgabe: FKTTicTacToe.java|outline" text:style-name="Internet_20_link" text:visited-style-name="Internet_20_link">1.3. </text:a>Aufgabe: FKTTicTacToe.java<text:tab/>4</text:p>
        </text:index-body>
      </text:table-of-content>
      <text:p text:style-name="Text_20_body"/>
      <text:list xml:id="list75974362" text:style-name="Outline">
        <text:list-item>
          <text:h text:style-name="Heading_20_1" text:outline-level="1" text:restart-numbering="true" text:start-value="-1">Übung: Funktionen</text:h>
          <text:list>
            <text:list-item>
              <text:h text:style-name="Heading_20_2" text:outline-level="2">Ziele</text:h>
            </text:list-item>
          </text:list>
        </text:list-item>
      </text:list>
      <text:list xml:id="list1093344792" text:style-name="List_20_3">
        <text:list-item>
          <text:p text:style-name="P3">Funktionen programmieren</text:p>
          <text:p text:style-name="P3"/>
        </text:list-item>
      </text:list>
      <text:list xml:id="list1874594445" text:continue-list="list75974362" text:style-name="Outline">
        <text:list-item>
          <text:list>
            <text:list-item>
              <text:h text:style-name="Heading_20_2" text:outline-level="2">Aufgabe: FKTNimm.java</text:h>
            </text:list-item>
          </text:list>
        </text:list-item>
      </text:list>
      <text:p text:style-name="aufgabe">/*<text:line-break/><text:tab/>Ein recht bekanntes und einfaches Spiel ist das Nimm-Spiel:<text:line-break/><text:tab/>Es werden z.B. zwanzig Muenzen (20) auf den Tisch gelegt, und die beiden <text:line-break/><text:tab/>Spieler duerfen abwechselnd eine, zwei oder drei Muenzen (1,2,3)nehmen. <text:line-break/><text:tab/>Wer die letzte Muenze nimmt, der hat gewonnen. <text:line-break/><text:tab/>Wir wollen dieses Spiel gegen den Rechner spielen.<text:line-break/><text:tab/>Der grosse Rahmen des Programms koennte ungefaehr so aussehen:<text:line-break/><text:tab/> <text:s text:c="2"/><text:line-break/><text:line-break/><text:tab/> <text:s text:c="2"/>Eingabe der Anfangs-Muenzenanzahl<text:line-break/><text:line-break/><text:tab/> <text:s text:c="2"/>Endlosschleife<text:line-break/><text:tab/> <text:s text:c="5"/>Rechner zieht<text:line-break/><text:tab/> <text:s text:c="5"/>if(keine Muenzen mehr da)<text:line-break/><text:tab/> <text:s text:c="8"/>rechner hat gewonnen<text:line-break/><text:tab/> <text:s text:c="8"/>ende des Programms<text:line-break/><text:line-break/><text:tab/> <text:s text:c="5"/>Mensch zieht<text:line-break/><text:tab/> <text:s text:c="5"/>if(keine Muenzen mehr da)<text:line-break/><text:tab/> <text:s text:c="8"/>Mensch hat gewonnen<text:line-break/><text:tab/> <text:s text:c="8"/>ende des Programms<text:line-break/><text:tab/><text:line-break/><text:tab/><text:line-break/><text:tab/>Das Programm scheint sehr einfach und uebersichtlich zu werden, nur die Zeilen<text:line-break/><text:tab/> <text:s text:c="5"/>Rechner zieht <text:s text:c="4"/>und <text:s text:c="7"/>Mensch zieht<text:line-break/><text:tab/>koennten noch ein wenig Aufwand bedeuten. <text:line-break/><text:tab/><text:line-break/><text:tab/>Um diesen Aufwand druecken wir uns zunaechst, indem wir diese beiden Zeilen als <text:line-break/><text:tab/>Funktionen auslagern und zunaechst nur das Hauptprogramm schreiben. <text:line-break/><text:tab/>Dazu muss aber die Schnittstelle der Funktionen klar sein. <text:line-break/><text:tab/>Das heisst, es muss klar sein, welche Parameter die Funktion bekommt, <text:line-break/><text:tab/>und welchen Wert sie zurueckgibt. Sinnvoll ist z.B. folgendes: <text:line-break/><text:tab/>Die Funktion bekommt als Parameter die aktuelle Muenzenanzahl und <text:line-break/><text:tab/>gibt zurueck, wie viele Muenzen weggenommen werden sollen. <text:line-break/><text:soft-page-break/><text:tab/><text:line-break/>*/<text:line-break/><text:line-break/></text:p>
      <text:p text:style-name="aufgabe">Nimm.java</text:p>
      <text:p text:style-name="aufgabe">public class Nimm{</text:p>
      <text:p text:style-name="aufgabe"><text:tab/>public static int zugRechner(int anzahlDerMuenzen){</text:p>
      <text:p text:style-name="aufgabe"><text:tab/><text:tab/>??????</text:p>
      <text:p text:style-name="aufgabe"><text:tab/>}<text:line-break/></text:p>
      <text:p text:style-name="aufgabe"><text:tab/>public static int zugMensch(int anzahlDerMuenzen){</text:p>
      <text:p text:style-name="aufgabe"><text:tab/><text:tab/>??????</text:p>
      <text:p text:style-name="aufgabe"><text:tab/>}<text:line-break/></text:p>
      <text:p text:style-name="aufgabe">}</text:p>
      <text:p text:style-name="aufgabe"/>
      <text:p text:style-name="aufgabe"/>
      <text:p text:style-name="aufgabe">NimmMain.java<text:line-break/></text:p>
      <text:p text:style-name="aufgabe">public class NimmMain{</text:p>
      <text:p text:style-name="aufgabe"/>
      <text:p text:style-name="aufgabe"><text:tab/>public static void main(String[] args){<text:line-break/><text:tab/><text:tab/>int anzahlDerMuenzen;<text:line-break/><text:tab/><text:tab/>int anzahlZugRechner;<text:line-break/><text:tab/><text:tab/>int anzahlZugMensch;<text:line-break/> <text:s text:c="2"/><text:line-break/><text:tab/><text:tab/>// Eingabe der Anfangs-Muenzenanzahl in die Variable <text:s/>anzahlDerMuenzen</text:p>
      <text:p text:style-name="aufgabe"><text:s text:c="3"/></text:p>
      <text:p text:style-name="aufgabe"><text:tab/><text:tab/>// endlosschleife<text:line-break/><text:tab/><text:tab/>while(true) <text:s text:c="2"/>{<text:line-break/><text:tab/><text:tab/><text:tab/>??????<text:line-break/><text:tab/><text:tab/><text:tab/>if(anzahlDerMuenzen==0){<text:line-break/><text:tab/><text:tab/><text:tab/><text:tab/>JoptionePane.showMessageDialog ("Ich habe gewonnen");<text:line-break/><text:tab/><text:tab/> <text:s text:c="7"/><text:tab/><text:tab/>return 0;<text:line-break/> <text:s text:c="5"/><text:tab/><text:tab/><text:tab/>}<text:line-break/><text:line-break/><text:tab/><text:tab/><text:tab/>??????<text:line-break/><text:tab/><text:tab/><text:tab/>if(anzahlDerMuenzen==0) {<text:line-break/><text:tab/><text:tab/><text:tab/><text:tab/>JoptionePane.showMessageDialog ("Sie haben gewonnen");<text:line-break/><text:tab/><text:tab/><text:tab/><text:tab/>return 0;<text:line-break/><text:tab/><text:tab/><text:tab/>}<text:line-break/><text:tab/><text:tab/>} //while<text:line-break/><text:tab/>} //main<text:line-break/><text:line-break/>}<text:line-break/></text:p>
      <text:p text:style-name="aufgabe"/>
      <text:p text:style-name="aufgabe">Hinweise:</text:p>
      <text:p text:style-name="aufgabe"><text:line-break/>/* <text:line-break/><text:tab/>Angenommen, die beiden Zug-Funktionen seien korrekt, dann muesste <text:line-break/><text:tab/>ja alles funktionieren. Wir schreiben die einfachere zuerst: <text:line-break/>*/<text:line-break/><text:line-break/>public static int zugMensch(int anzahlDerMuenzen) {<text:line-break/><text:soft-page-break/> <text:s text:c="3"/>???????????????<text:line-break/> <text:s text:c="3"/>}<text:line-break/><text:line-break/>/* <text:line-break/> <text:s/>Und gleich darauf die schwierigere. Und davor steht, <text:line-break/> <text:s text:c="9"/>eine Gewinnstrategie zu finden.<text:line-break/><text:tab/>Wenn nur eine Muenze auf dem Tisch liegt, und man ist am Zug ist, <text:line-break/><text:tab/>dann nimmt man sie. Ebenso bei zwei oder drei Muenzen. <text:line-break/><text:tab/><text:line-break/><text:tab/>Aber bei vier Muenzen ist jeder Zug ein Fehler, denn <text:line-break/><text:tab/>nimmt man eine, dann nimmt der Gegner drei, <text:line-break/><text:tab/>nimmt man zwei, dann nimmt der Gegner zwei, <text:line-break/><text:tab/>nimmt man drei, dann nimmt der Gegner eine.<text:line-break/><text:tab/>Hier eine kleine Aufstellung, wieviele Muenzen <text:line-break/><text:tab/>man bei welcher Muenzenanzahl nehmen sollte:<text:line-break/><text:tab/>1 =&gt; 1<text:line-break/><text:tab/>2 =&gt; 2<text:line-break/><text:tab/>3 =&gt; 3<text:line-break/><text:tab/>4 =&gt; egal<text:line-break/><text:tab/>5 =&gt; 1<text:line-break/><text:tab/>6 =&gt; 2<text:line-break/><text:tab/>7 =&gt; 3<text:line-break/><text:tab/>8 =&gt; egal<text:line-break/><text:tab/>9 =&gt; 1<text:line-break/><text:tab/>Zum Vergleich die Zahlen modulo 4:<text:line-break/><text:tab/>1%4==1<text:line-break/><text:tab/>2%4==2<text:line-break/><text:tab/>3%4==3<text:line-break/><text:tab/>4%4==0<text:line-break/><text:tab/>5%4==1<text:line-break/><text:tab/>6%4==2<text:line-break/><text:tab/>7%4==3<text:line-break/><text:tab/>8%4==0<text:line-break/><text:tab/>9%4==1<text:line-break/><text:tab/>Ueberall, wo eine 0 steht, ist egal, was man zieht (z.B. nur eine Muenze), <text:line-break/><text:tab/>sonst zieht man Muenzenanzahl modulo 4. <text:line-break/><text:tab/>Das ergibt also folgende Funktion: <text:line-break/>*/<text:line-break/>public static int zugRechner(int anzahlDerMuenzen) {<text:line-break/> <text:s text:c="3"/>??????????????????<text:line-break/>}<text:line-break/>/*<text:line-break/>Uebung: <text:line-break/><text:tab/>Der Rechner soll jeweils anzeigen, wieviele Muenzen er nimmt.<text:line-break/><text:tab/>Ausserdem sollen fuer den Menschen nur gueltige Zuege moeglich sein.<text:line-break/>*/<text:line-break/></text:p>
      <text:p text:style-name="Standard"/>
      <text:p text:style-name="Standard"/>
      <text:p text:style-name="Standard"/>
      <text:p text:style-name="Standard"/>
      <text:list xml:id="list300589969" text:continue-numbering="true" text:style-name="Outline">
        <text:list-item>
          <text:list>
            <text:list-item>
              <text:h text:style-name="Heading_20_2" text:outline-level="2">Aufgabe: FKTTicTacToe.java</text:h>
            </text:list-item>
          </text:list>
        </text:list-item>
      </text:list>
      <text:p text:style-name="aufgabe"><text:a xlink:type="simple" xlink:href="http://de.wikipedia.org/wiki/Tic_Tac_Toe">http://de.wikipedia.org/wiki/Tic_Tac_Toe</text:a></text:p>
      <text:p text:style-name="aufgabe"><text:soft-page-break/></text:p>
      <text:p text:style-name="aufgabe">Als Consolenanwendung.</text:p>
      <text:p text:style-name="aufgabe"/>
      <text:p text:style-name="aufgabe">Hinweis:</text:p>
      <text:p text:style-name="aufgabe">char[][] a= new a[3][3];</text:p>
      <text:p text:style-name="aufgabe"/>
      <text:p text:style-name="aufgabe">public static void print()</text:p>
      <text:p text:style-name="aufgabe"/>
      <text:p text:style-name="aufgabe">public static boolean setzeStein(char spieler);</text:p>
      <text:p text:style-name="aufgabe">public static boolean habGewonnen(char spieler);</text:p>
      <text:p text:style-name="aufgabe">public static boolean verhindereSieg(char spieler);</text:p>
      <text:p text:style-name="aufgabe">public static boolean versucheMitte(char spieler);</text:p>
      <text:p text:style-name="aufgabe">public static boolean versucheEcke(char spieler);</text:p>
      <text:p text:style-name="aufgabe"/>
      <text:p text:style-name="aufgabe"/>
      <text:p text:style-name="aufgabe">public static boolean testZeile(int zeile);</text:p>
      <text:p text:style-name="aufgabe">public static boolean testSpalte(int spalte);</text:p>
      <text:p text:style-name="aufgabe">public static boolean testDiagonale();</text:p>
      <text:p text:style-name="aufgabe"/>
      <text:p text:style-name="Standard"/>
      <text:p text:style-name="Standard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Übung: Funktionen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9-24T00:22:16</meta:creation-date>
    <meta:editing-cycles>4</meta:editing-cycles>
    <meta:editing-duration>PT00H54M32S</meta:editing-duration>
    <meta:initial-creator>Anton Hofmann</meta:initial-creator>
    <dc:date>2011-02-07T10:44:58</dc:date>
    <dc:creator>Anton Hofmann</dc:creator>
    <meta:document-statistic meta:table-count="0" meta:image-count="0" meta:object-count="0" meta:page-count="4" meta:paragraph-count="42" meta:word-count="541" meta:character-count="4114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0-09-24T00:22:15"/>
  </office:meta>
</office:document-meta>
</file>